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7.9045"/>
          <table:table-cell office:value-type="float" office:value="97.323"/>
          <table:table-cell office:value-type="float" office:value="91.79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55334.0"/>
          <table:table-cell office:value-type="float" office:value="1436661.0"/>
          <table:table-cell office:value-type="float" office:value="537164.0"/>
          <table:table-cell office:value-type="float" office:value="1965135.0"/>
          <table:table-cell office:value-type="float" office:value="468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18.7056"/>
          <table:table-cell office:value-type="float" office:value="18.191"/>
          <table:table-cell office:value-type="float" office:value="12.94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10932.0"/>
          <table:table-cell office:value-type="float" office:value="276276.0"/>
          <table:table-cell office:value-type="float" office:value="537164.0"/>
          <table:table-cell office:value-type="float" office:value="1965135.0"/>
          <table:table-cell office:value-type="float" office:value="470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3.92141"/>
          <table:table-cell office:value-type="float" office:value="3.42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9.0"/>
          <table:table-cell office:value-type="float" office:value="2891.0"/>
          <table:table-cell office:value-type="float" office:value="366493.0"/>
          <table:table-cell office:value-type="float" office:value="1417217.0"/>
          <table:table-cell office:value-type="float" office:value="294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759.0"/>
          <table:table-cell office:value-type="float" office:value="687317.0"/>
          <table:table-cell office:value-type="float" office:value="601363.0"/>
          <table:table-cell office:value-type="float" office:value="434151.0"/>
          <table:table-cell office:value-type="float" office:value="384523.0"/>
          <table:table-cell office:value-type="float" office:value="74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6.88"/>
          <table:table-cell office:value-type="float" office:value="136.381"/>
          <table:table-cell office:value-type="float" office:value="130.83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219132.0"/>
          <table:table-cell office:value-type="float" office:value="2004457.0"/>
          <table:table-cell office:value-type="float" office:value="537164.0"/>
          <table:table-cell office:value-type="float" office:value="1965136.0"/>
          <table:table-cell office:value-type="float" office:value="470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14.977"/>
          <table:table-cell office:value-type="float" office:value="14.429"/>
          <table:table-cell office:value-type="float" office:value="9.0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84.0"/>
          <table:table-cell office:value-type="float" office:value="174093.0"/>
          <table:table-cell office:value-type="float" office:value="537164.0"/>
          <table:table-cell office:value-type="float" office:value="1965136.0"/>
          <table:table-cell office:value-type="float" office:value="470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3.81756"/>
          <table:table-cell office:value-type="float" office:value="3.214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2163.0"/>
          <table:table-cell office:value-type="float" office:value="366493.0"/>
          <table:table-cell office:value-type="float" office:value="1417218.0"/>
          <table:table-cell office:value-type="float" office:value="296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759.0"/>
          <table:table-cell office:value-type="float" office:value="687317.0"/>
          <table:table-cell office:value-type="float" office:value="601363.0"/>
          <table:table-cell office:value-type="float" office:value="434151.0"/>
          <table:table-cell office:value-type="float" office:value="384523.0"/>
          <table:table-cell office:value-type="float" office:value="74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9.618"/>
          <table:table-cell office:value-type="float" office:value="59.061"/>
          <table:table-cell office:value-type="float" office:value="53.5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854.0"/>
          <table:table-cell office:value-type="float" office:value="864934.0"/>
          <table:table-cell office:value-type="float" office:value="537164.0"/>
          <table:table-cell office:value-type="float" office:value="1965135.0"/>
          <table:table-cell office:value-type="float" office:value="468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12.418"/>
          <table:table-cell office:value-type="float" office:value="11.906"/>
          <table:table-cell office:value-type="float" office:value="6.62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563.0"/>
          <table:table-cell office:value-type="float" office:value="73238.0"/>
          <table:table-cell office:value-type="float" office:value="537164.0"/>
          <table:table-cell office:value-type="float" office:value="1965135.0"/>
          <table:table-cell office:value-type="float" office:value="469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3.95058"/>
          <table:table-cell office:value-type="float" office:value="3.44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4175.0"/>
          <table:table-cell office:value-type="float" office:value="366493.0"/>
          <table:table-cell office:value-type="float" office:value="1417217.0"/>
          <table:table-cell office:value-type="float" office:value="294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759.0"/>
          <table:table-cell office:value-type="float" office:value="687317.0"/>
          <table:table-cell office:value-type="float" office:value="601363.0"/>
          <table:table-cell office:value-type="float" office:value="434151.0"/>
          <table:table-cell office:value-type="float" office:value="384523.0"/>
          <table:table-cell office:value-type="float" office:value="74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7.912"/>
          <table:table-cell office:value-type="float" office:value="107.353"/>
          <table:table-cell office:value-type="float" office:value="101.8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7731.0"/>
          <table:table-cell office:value-type="float" office:value="1443200.0"/>
          <table:table-cell office:value-type="float" office:value="537164.0"/>
          <table:table-cell office:value-type="float" office:value="1965135.0"/>
          <table:table-cell office:value-type="float" office:value="470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140.348"/>
          <table:table-cell office:value-type="float" office:value="139.797"/>
          <table:table-cell office:value-type="float" office:value="134.36"/>
          <table:table-cell office:value-type="float" office:value="0.0"/>
          <table:table-cell office:value-type="float" office:value="0.0"/>
          <table:table-cell office:value-type="float" office:value="828.0"/>
          <table:table-cell office:value-type="float" office:value="309115.0"/>
          <table:table-cell office:value-type="float" office:value="1450440.0"/>
          <table:table-cell office:value-type="float" office:value="537164.0"/>
          <table:table-cell office:value-type="float" office:value="1965135.0"/>
          <table:table-cell office:value-type="float" office:value="468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4.12498"/>
          <table:table-cell office:value-type="float" office:value="3.643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4.0"/>
          <table:table-cell office:value-type="float" office:value="7567.0"/>
          <table:table-cell office:value-type="float" office:value="366493.0"/>
          <table:table-cell office:value-type="float" office:value="1417217.0"/>
          <table:table-cell office:value-type="float" office:value="294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759.0"/>
          <table:table-cell office:value-type="float" office:value="687317.0"/>
          <table:table-cell office:value-type="float" office:value="601363.0"/>
          <table:table-cell office:value-type="float" office:value="434151.0"/>
          <table:table-cell office:value-type="float" office:value="384523.0"/>
          <table:table-cell office:value-type="float" office:value="74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56.659"/>
          <table:table-cell office:value-type="float" office:value="856.126"/>
          <table:table-cell office:value-type="float" office:value="850.6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436858.0"/>
          <table:table-cell office:value-type="float" office:value="9439088.0"/>
          <table:table-cell office:value-type="float" office:value="537164.0"/>
          <table:table-cell office:value-type="float" office:value="1965136.0"/>
          <table:table-cell office:value-type="float" office:value="470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9.6776"/>
          <table:table-cell office:value-type="float" office:value="9.101"/>
          <table:table-cell office:value-type="float" office:value="3.8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3.0"/>
          <table:table-cell office:value-type="float" office:value="73949.0"/>
          <table:table-cell office:value-type="float" office:value="537164.0"/>
          <table:table-cell office:value-type="float" office:value="1965136.0"/>
          <table:table-cell office:value-type="float" office:value="467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5.34915"/>
          <table:table-cell office:value-type="float" office:value="4.856"/>
          <table:table-cell office:value-type="float" office:value="1.7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834.0"/>
          <table:table-cell office:value-type="float" office:value="34080.0"/>
          <table:table-cell office:value-type="float" office:value="366493.0"/>
          <table:table-cell office:value-type="float" office:value="1417218.0"/>
          <table:table-cell office:value-type="float" office:value="294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5759.0"/>
          <table:table-cell office:value-type="float" office:value="687317.0"/>
          <table:table-cell office:value-type="float" office:value="601363.0"/>
          <table:table-cell office:value-type="float" office:value="434151.0"/>
          <table:table-cell office:value-type="float" office:value="384523.0"/>
          <table:table-cell office:value-type="float" office:value="74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2.8081"/>
          <table:table-cell office:value-type="float" office:value="82.185"/>
          <table:table-cell office:value-type="float" office:value="76.23"/>
          <table:table-cell office:value-type="float" office:value="0.0"/>
          <table:table-cell office:value-type="float" office:value="0.0"/>
          <table:table-cell office:value-type="float" office:value="327.0"/>
          <table:table-cell office:value-type="float" office:value="121992.0"/>
          <table:table-cell office:value-type="float" office:value="969298.0"/>
          <table:table-cell office:value-type="float" office:value="590248.0"/>
          <table:table-cell office:value-type="float" office:value="2172861.0"/>
          <table:table-cell office:value-type="float" office:value="492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21.0357"/>
          <table:table-cell office:value-type="float" office:value="20.497"/>
          <table:table-cell office:value-type="float" office:value="14.73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31.0"/>
          <table:table-cell office:value-type="float" office:value="187833.0"/>
          <table:table-cell office:value-type="float" office:value="590248.0"/>
          <table:table-cell office:value-type="float" office:value="2172861.0"/>
          <table:table-cell office:value-type="float" office:value="497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.20279"/>
          <table:table-cell office:value-type="float" office:value="3.721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9.0"/>
          <table:table-cell office:value-type="float" office:value="5400.0"/>
          <table:table-cell office:value-type="float" office:value="419575.0"/>
          <table:table-cell office:value-type="float" office:value="1625187.0"/>
          <table:table-cell office:value-type="float" office:value="322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515.0"/>
          <table:table-cell office:value-type="float" office:value="775598.0"/>
          <table:table-cell office:value-type="float" office:value="680440.0"/>
          <table:table-cell office:value-type="float" office:value="488234.0"/>
          <table:table-cell office:value-type="float" office:value="412091.0"/>
          <table:table-cell office:value-type="float" office:value="74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2.0465"/>
          <table:table-cell office:value-type="float" office:value="81.463"/>
          <table:table-cell office:value-type="float" office:value="75.98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124640.0"/>
          <table:table-cell office:value-type="float" office:value="1165113.0"/>
          <table:table-cell office:value-type="float" office:value="590248.0"/>
          <table:table-cell office:value-type="float" office:value="2172861.0"/>
          <table:table-cell office:value-type="float" office:value="497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16.5737"/>
          <table:table-cell office:value-type="float" office:value="16.077"/>
          <table:table-cell office:value-type="float" office:value="10.51"/>
          <table:table-cell office:value-type="float" office:value="1.0"/>
          <table:table-cell office:value-type="float" office:value="0.0"/>
          <table:table-cell office:value-type="float" office:value="47.0"/>
          <table:table-cell office:value-type="float" office:value="13357.0"/>
          <table:table-cell office:value-type="float" office:value="204556.0"/>
          <table:table-cell office:value-type="float" office:value="590248.0"/>
          <table:table-cell office:value-type="float" office:value="2172861.0"/>
          <table:table-cell office:value-type="float" office:value="497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3.94802"/>
          <table:table-cell office:value-type="float" office:value="3.488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4448.0"/>
          <table:table-cell office:value-type="float" office:value="419575.0"/>
          <table:table-cell office:value-type="float" office:value="1625187.0"/>
          <table:table-cell office:value-type="float" office:value="321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515.0"/>
          <table:table-cell office:value-type="float" office:value="775598.0"/>
          <table:table-cell office:value-type="float" office:value="680440.0"/>
          <table:table-cell office:value-type="float" office:value="488234.0"/>
          <table:table-cell office:value-type="float" office:value="412091.0"/>
          <table:table-cell office:value-type="float" office:value="74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0.2137"/>
          <table:table-cell office:value-type="float" office:value="89.716"/>
          <table:table-cell office:value-type="float" office:value="83.81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128422.0"/>
          <table:table-cell office:value-type="float" office:value="1092070.0"/>
          <table:table-cell office:value-type="float" office:value="590248.0"/>
          <table:table-cell office:value-type="float" office:value="2172862.0"/>
          <table:table-cell office:value-type="float" office:value="497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8.83279"/>
          <table:table-cell office:value-type="float" office:value="8.29"/>
          <table:table-cell office:value-type="float" office:value="2.7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93.0"/>
          <table:table-cell office:value-type="float" office:value="58519.0"/>
          <table:table-cell office:value-type="float" office:value="590248.0"/>
          <table:table-cell office:value-type="float" office:value="2172862.0"/>
          <table:table-cell office:value-type="float" office:value="497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.0999"/>
          <table:table-cell office:value-type="float" office:value="3.596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5725.0"/>
          <table:table-cell office:value-type="float" office:value="419575.0"/>
          <table:table-cell office:value-type="float" office:value="1625188.0"/>
          <table:table-cell office:value-type="float" office:value="320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515.0"/>
          <table:table-cell office:value-type="float" office:value="775598.0"/>
          <table:table-cell office:value-type="float" office:value="680440.0"/>
          <table:table-cell office:value-type="float" office:value="488234.0"/>
          <table:table-cell office:value-type="float" office:value="412091.0"/>
          <table:table-cell office:value-type="float" office:value="74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45.083"/>
          <table:table-cell office:value-type="float" office:value="544.473"/>
          <table:table-cell office:value-type="float" office:value="539.13"/>
          <table:table-cell office:value-type="float" office:value="0.0"/>
          <table:table-cell office:value-type="float" office:value="0.0"/>
          <table:table-cell office:value-type="float" office:value="2172.0"/>
          <table:table-cell office:value-type="float" office:value="1045415.0"/>
          <table:table-cell office:value-type="float" office:value="5901043.0"/>
          <table:table-cell office:value-type="float" office:value="590248.0"/>
          <table:table-cell office:value-type="float" office:value="2172863.0"/>
          <table:table-cell office:value-type="float" office:value="497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66.2866"/>
          <table:table-cell office:value-type="float" office:value="65.806"/>
          <table:table-cell office:value-type="float" office:value="60.27"/>
          <table:table-cell office:value-type="float" office:value="0.0"/>
          <table:table-cell office:value-type="float" office:value="0.0"/>
          <table:table-cell office:value-type="float" office:value="395.0"/>
          <table:table-cell office:value-type="float" office:value="142124.0"/>
          <table:table-cell office:value-type="float" office:value="611437.0"/>
          <table:table-cell office:value-type="float" office:value="590248.0"/>
          <table:table-cell office:value-type="float" office:value="2172863.0"/>
          <table:table-cell office:value-type="float" office:value="495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.08115"/>
          <table:table-cell office:value-type="float" office:value="3.55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8.0"/>
          <table:table-cell office:value-type="float" office:value="2978.0"/>
          <table:table-cell office:value-type="float" office:value="419575.0"/>
          <table:table-cell office:value-type="float" office:value="1625189.0"/>
          <table:table-cell office:value-type="float" office:value="322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515.0"/>
          <table:table-cell office:value-type="float" office:value="775598.0"/>
          <table:table-cell office:value-type="float" office:value="680440.0"/>
          <table:table-cell office:value-type="float" office:value="488234.0"/>
          <table:table-cell office:value-type="float" office:value="412091.0"/>
          <table:table-cell office:value-type="float" office:value="74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9.3578"/>
          <table:table-cell office:value-type="float" office:value="58.74"/>
          <table:table-cell office:value-type="float" office:value="53.24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9579.0"/>
          <table:table-cell office:value-type="float" office:value="646222.0"/>
          <table:table-cell office:value-type="float" office:value="590248.0"/>
          <table:table-cell office:value-type="float" office:value="2172863.0"/>
          <table:table-cell office:value-type="float" office:value="495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4.786"/>
          <table:table-cell office:value-type="float" office:value="44.289"/>
          <table:table-cell office:value-type="float" office:value="38.69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03464.0"/>
          <table:table-cell office:value-type="float" office:value="489867.0"/>
          <table:table-cell office:value-type="float" office:value="590248.0"/>
          <table:table-cell office:value-type="float" office:value="2172863.0"/>
          <table:table-cell office:value-type="float" office:value="495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.55319"/>
          <table:table-cell office:value-type="float" office:value="4.118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05.0"/>
          <table:table-cell office:value-type="float" office:value="16760.0"/>
          <table:table-cell office:value-type="float" office:value="419575.0"/>
          <table:table-cell office:value-type="float" office:value="1625189.0"/>
          <table:table-cell office:value-type="float" office:value="320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515.0"/>
          <table:table-cell office:value-type="float" office:value="775598.0"/>
          <table:table-cell office:value-type="float" office:value="680440.0"/>
          <table:table-cell office:value-type="float" office:value="488234.0"/>
          <table:table-cell office:value-type="float" office:value="412091.0"/>
          <table:table-cell office:value-type="float" office:value="74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5.3088"/>
          <table:table-cell office:value-type="float" office:value="54.915"/>
          <table:table-cell office:value-type="float" office:value="52.71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129160.0"/>
          <table:table-cell office:value-type="float" office:value="749718.0"/>
          <table:table-cell office:value-type="float" office:value="217731.0"/>
          <table:table-cell office:value-type="float" office:value="768390.0"/>
          <table:table-cell office:value-type="float" office:value="252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253.894"/>
          <table:table-cell office:value-type="float" office:value="253.504"/>
          <table:table-cell office:value-type="float" office:value="251.26"/>
          <table:table-cell office:value-type="float" office:value="0.0"/>
          <table:table-cell office:value-type="float" office:value="0.0"/>
          <table:table-cell office:value-type="float" office:value="1691.0"/>
          <table:table-cell office:value-type="float" office:value="714034.0"/>
          <table:table-cell office:value-type="float" office:value="2698251.0"/>
          <table:table-cell office:value-type="float" office:value="217731.0"/>
          <table:table-cell office:value-type="float" office:value="768390.0"/>
          <table:table-cell office:value-type="float" office:value="255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61438"/>
          <table:table-cell office:value-type="float" office:value="1.213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2090.0"/>
          <table:table-cell office:value-type="float" office:value="124953.0"/>
          <table:table-cell office:value-type="float" office:value="472786.0"/>
          <table:table-cell office:value-type="float" office:value="166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027.0"/>
          <table:table-cell office:value-type="float" office:value="246384.0"/>
          <table:table-cell office:value-type="float" office:value="212932.0"/>
          <table:table-cell office:value-type="float" office:value="158078.0"/>
          <table:table-cell office:value-type="float" office:value="160757.0"/>
          <table:table-cell office:value-type="float" office:value="37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3.7215"/>
          <table:table-cell office:value-type="float" office:value="53.327"/>
          <table:table-cell office:value-type="float" office:value="51.1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28481.0"/>
          <table:table-cell office:value-type="float" office:value="840640.0"/>
          <table:table-cell office:value-type="float" office:value="217731.0"/>
          <table:table-cell office:value-type="float" office:value="768390.0"/>
          <table:table-cell office:value-type="float" office:value="255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5.29153"/>
          <table:table-cell office:value-type="float" office:value="4.903"/>
          <table:table-cell office:value-type="float" office:value="2.67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016.0"/>
          <table:table-cell office:value-type="float" office:value="66888.0"/>
          <table:table-cell office:value-type="float" office:value="217731.0"/>
          <table:table-cell office:value-type="float" office:value="768390.0"/>
          <table:table-cell office:value-type="float" office:value="252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57755"/>
          <table:table-cell office:value-type="float" office:value="1.21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752.0"/>
          <table:table-cell office:value-type="float" office:value="124953.0"/>
          <table:table-cell office:value-type="float" office:value="472786.0"/>
          <table:table-cell office:value-type="float" office:value="165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027.0"/>
          <table:table-cell office:value-type="float" office:value="246384.0"/>
          <table:table-cell office:value-type="float" office:value="212932.0"/>
          <table:table-cell office:value-type="float" office:value="158078.0"/>
          <table:table-cell office:value-type="float" office:value="160757.0"/>
          <table:table-cell office:value-type="float" office:value="37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5.5044"/>
          <table:table-cell office:value-type="float" office:value="55.124"/>
          <table:table-cell office:value-type="float" office:value="52.91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8215.0"/>
          <table:table-cell office:value-type="float" office:value="840735.0"/>
          <table:table-cell office:value-type="float" office:value="217731.0"/>
          <table:table-cell office:value-type="float" office:value="768390.0"/>
          <table:table-cell office:value-type="float" office:value="2524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4.40049"/>
          <table:table-cell office:value-type="float" office:value="3.95"/>
          <table:table-cell office:value-type="float" office:value="1.7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1.0"/>
          <table:table-cell office:value-type="float" office:value="27706.0"/>
          <table:table-cell office:value-type="float" office:value="217731.0"/>
          <table:table-cell office:value-type="float" office:value="768390.0"/>
          <table:table-cell office:value-type="float" office:value="252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59264"/>
          <table:table-cell office:value-type="float" office:value="1.275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2929.0"/>
          <table:table-cell office:value-type="float" office:value="124953.0"/>
          <table:table-cell office:value-type="float" office:value="472786.0"/>
          <table:table-cell office:value-type="float" office:value="163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027.0"/>
          <table:table-cell office:value-type="float" office:value="246384.0"/>
          <table:table-cell office:value-type="float" office:value="212932.0"/>
          <table:table-cell office:value-type="float" office:value="158078.0"/>
          <table:table-cell office:value-type="float" office:value="160757.0"/>
          <table:table-cell office:value-type="float" office:value="37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6.3777"/>
          <table:table-cell office:value-type="float" office:value="96.025"/>
          <table:table-cell office:value-type="float" office:value="93.83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36599.0"/>
          <table:table-cell office:value-type="float" office:value="1093392.0"/>
          <table:table-cell office:value-type="float" office:value="217731.0"/>
          <table:table-cell office:value-type="float" office:value="768390.0"/>
          <table:table-cell office:value-type="float" office:value="2542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2.82775"/>
          <table:table-cell office:value-type="float" office:value="2.384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5951.0"/>
          <table:table-cell office:value-type="float" office:value="217731.0"/>
          <table:table-cell office:value-type="float" office:value="768390.0"/>
          <table:table-cell office:value-type="float" office:value="253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56004"/>
          <table:table-cell office:value-type="float" office:value="1.19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0.0"/>
          <table:table-cell office:value-type="float" office:value="124953.0"/>
          <table:table-cell office:value-type="float" office:value="472786.0"/>
          <table:table-cell office:value-type="float" office:value="165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027.0"/>
          <table:table-cell office:value-type="float" office:value="246384.0"/>
          <table:table-cell office:value-type="float" office:value="212932.0"/>
          <table:table-cell office:value-type="float" office:value="158078.0"/>
          <table:table-cell office:value-type="float" office:value="160757.0"/>
          <table:table-cell office:value-type="float" office:value="37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1.6149"/>
          <table:table-cell office:value-type="float" office:value="41.241"/>
          <table:table-cell office:value-type="float" office:value="38.99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102283.0"/>
          <table:table-cell office:value-type="float" office:value="701974.0"/>
          <table:table-cell office:value-type="float" office:value="217731.0"/>
          <table:table-cell office:value-type="float" office:value="768390.0"/>
          <table:table-cell office:value-type="float" office:value="255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8.10666"/>
          <table:table-cell office:value-type="float" office:value="7.647"/>
          <table:table-cell office:value-type="float" office:value="5.52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2178.0"/>
          <table:table-cell office:value-type="float" office:value="101483.0"/>
          <table:table-cell office:value-type="float" office:value="217731.0"/>
          <table:table-cell office:value-type="float" office:value="768390.0"/>
          <table:table-cell office:value-type="float" office:value="252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68324"/>
          <table:table-cell office:value-type="float" office:value="1.307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5.0"/>
          <table:table-cell office:value-type="float" office:value="1940.0"/>
          <table:table-cell office:value-type="float" office:value="124953.0"/>
          <table:table-cell office:value-type="float" office:value="472786.0"/>
          <table:table-cell office:value-type="float" office:value="163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027.0"/>
          <table:table-cell office:value-type="float" office:value="246384.0"/>
          <table:table-cell office:value-type="float" office:value="212932.0"/>
          <table:table-cell office:value-type="float" office:value="158078.0"/>
          <table:table-cell office:value-type="float" office:value="160757.0"/>
          <table:table-cell office:value-type="float" office:value="37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8.5433"/>
          <table:table-cell office:value-type="float" office:value="88.08"/>
          <table:table-cell office:value-type="float" office:value="83.0"/>
          <table:table-cell office:value-type="float" office:value="0.0"/>
          <table:table-cell office:value-type="float" office:value="0.0"/>
          <table:table-cell office:value-type="float" office:value="462.0"/>
          <table:table-cell office:value-type="float" office:value="158840.0"/>
          <table:table-cell office:value-type="float" office:value="1437165.0"/>
          <table:table-cell office:value-type="float" office:value="508835.0"/>
          <table:table-cell office:value-type="float" office:value="1853420.0"/>
          <table:table-cell office:value-type="float" office:value="45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32.0714"/>
          <table:table-cell office:value-type="float" office:value="31.488"/>
          <table:table-cell office:value-type="float" office:value="26.4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2581.0"/>
          <table:table-cell office:value-type="float" office:value="267443.0"/>
          <table:table-cell office:value-type="float" office:value="508835.0"/>
          <table:table-cell office:value-type="float" office:value="1853420.0"/>
          <table:table-cell office:value-type="float" office:value="457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4.23625"/>
          <table:table-cell office:value-type="float" office:value="3.775"/>
          <table:table-cell office:value-type="float" office:value="0.9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85.0"/>
          <table:table-cell office:value-type="float" office:value="20800.0"/>
          <table:table-cell office:value-type="float" office:value="338155.0"/>
          <table:table-cell office:value-type="float" office:value="1305870.0"/>
          <table:table-cell office:value-type="float" office:value="28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497.0"/>
          <table:table-cell office:value-type="float" office:value="640166.0"/>
          <table:table-cell office:value-type="float" office:value="559114.0"/>
          <table:table-cell office:value-type="float" office:value="405266.0"/>
          <table:table-cell office:value-type="float" office:value="369839.0"/>
          <table:table-cell office:value-type="float" office:value="74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95.873"/>
          <table:table-cell office:value-type="float" office:value="95.262"/>
          <table:table-cell office:value-type="float" office:value="86.39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7641.0"/>
          <table:table-cell office:value-type="float" office:value="831138.0"/>
          <table:table-cell office:value-type="float" office:value="508835.0"/>
          <table:table-cell office:value-type="float" office:value="1853419.0"/>
          <table:table-cell office:value-type="float" office:value="4558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45.3469"/>
          <table:table-cell office:value-type="float" office:value="44.706"/>
          <table:table-cell office:value-type="float" office:value="39.51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821.0"/>
          <table:table-cell office:value-type="float" office:value="367083.0"/>
          <table:table-cell office:value-type="float" office:value="508835.0"/>
          <table:table-cell office:value-type="float" office:value="1853419.0"/>
          <table:table-cell office:value-type="float" office:value="45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2.80896"/>
          <table:table-cell office:value-type="float" office:value="2.436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4194.0"/>
          <table:table-cell office:value-type="float" office:value="338155.0"/>
          <table:table-cell office:value-type="float" office:value="1305869.0"/>
          <table:table-cell office:value-type="float" office:value="28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497.0"/>
          <table:table-cell office:value-type="float" office:value="640166.0"/>
          <table:table-cell office:value-type="float" office:value="559114.0"/>
          <table:table-cell office:value-type="float" office:value="405266.0"/>
          <table:table-cell office:value-type="float" office:value="369839.0"/>
          <table:table-cell office:value-type="float" office:value="74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7.0113"/>
          <table:table-cell office:value-type="float" office:value="56.49"/>
          <table:table-cell office:value-type="float" office:value="51.4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234.0"/>
          <table:table-cell office:value-type="float" office:value="1029092.0"/>
          <table:table-cell office:value-type="float" office:value="508835.0"/>
          <table:table-cell office:value-type="float" office:value="1853419.0"/>
          <table:table-cell office:value-type="float" office:value="457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79.382"/>
          <table:table-cell office:value-type="float" office:value="78.882"/>
          <table:table-cell office:value-type="float" office:value="73.6"/>
          <table:table-cell office:value-type="float" office:value="1.0"/>
          <table:table-cell office:value-type="float" office:value="0.0"/>
          <table:table-cell office:value-type="float" office:value="291.0"/>
          <table:table-cell office:value-type="float" office:value="108301.0"/>
          <table:table-cell office:value-type="float" office:value="1376135.0"/>
          <table:table-cell office:value-type="float" office:value="508835.0"/>
          <table:table-cell office:value-type="float" office:value="1853419.0"/>
          <table:table-cell office:value-type="float" office:value="454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5.49655"/>
          <table:table-cell office:value-type="float" office:value="5.114"/>
          <table:table-cell office:value-type="float" office:value="2.38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86.0"/>
          <table:table-cell office:value-type="float" office:value="73374.0"/>
          <table:table-cell office:value-type="float" office:value="338155.0"/>
          <table:table-cell office:value-type="float" office:value="1305869.0"/>
          <table:table-cell office:value-type="float" office:value="283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497.0"/>
          <table:table-cell office:value-type="float" office:value="640166.0"/>
          <table:table-cell office:value-type="float" office:value="559114.0"/>
          <table:table-cell office:value-type="float" office:value="405266.0"/>
          <table:table-cell office:value-type="float" office:value="369839.0"/>
          <table:table-cell office:value-type="float" office:value="74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65.12"/>
          <table:table-cell office:value-type="float" office:value="664.626"/>
          <table:table-cell office:value-type="float" office:value="659.63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348505.0"/>
          <table:table-cell office:value-type="float" office:value="5811926.0"/>
          <table:table-cell office:value-type="float" office:value="508835.0"/>
          <table:table-cell office:value-type="float" office:value="1853419.0"/>
          <table:table-cell office:value-type="float" office:value="453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68.3273"/>
          <table:table-cell office:value-type="float" office:value="67.725"/>
          <table:table-cell office:value-type="float" office:value="62.52"/>
          <table:table-cell office:value-type="float" office:value="1.0"/>
          <table:table-cell office:value-type="float" office:value="0.0"/>
          <table:table-cell office:value-type="float" office:value="257.0"/>
          <table:table-cell office:value-type="float" office:value="95625.0"/>
          <table:table-cell office:value-type="float" office:value="1232027.0"/>
          <table:table-cell office:value-type="float" office:value="508835.0"/>
          <table:table-cell office:value-type="float" office:value="1853419.0"/>
          <table:table-cell office:value-type="float" office:value="454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3.7808"/>
          <table:table-cell office:value-type="float" office:value="3.403"/>
          <table:table-cell office:value-type="float" office:value="0.6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9.0"/>
          <table:table-cell office:value-type="float" office:value="8175.0"/>
          <table:table-cell office:value-type="float" office:value="338155.0"/>
          <table:table-cell office:value-type="float" office:value="1305869.0"/>
          <table:table-cell office:value-type="float" office:value="28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497.0"/>
          <table:table-cell office:value-type="float" office:value="640166.0"/>
          <table:table-cell office:value-type="float" office:value="559114.0"/>
          <table:table-cell office:value-type="float" office:value="405266.0"/>
          <table:table-cell office:value-type="float" office:value="369839.0"/>
          <table:table-cell office:value-type="float" office:value="74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4.1496"/>
          <table:table-cell office:value-type="float" office:value="43.672"/>
          <table:table-cell office:value-type="float" office:value="38.51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60768.0"/>
          <table:table-cell office:value-type="float" office:value="652315.0"/>
          <table:table-cell office:value-type="float" office:value="508835.0"/>
          <table:table-cell office:value-type="float" office:value="1853421.0"/>
          <table:table-cell office:value-type="float" office:value="457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69.9834"/>
          <table:table-cell office:value-type="float" office:value="69.397"/>
          <table:table-cell office:value-type="float" office:value="64.24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23577.0"/>
          <table:table-cell office:value-type="float" office:value="1041985.0"/>
          <table:table-cell office:value-type="float" office:value="508835.0"/>
          <table:table-cell office:value-type="float" office:value="1853421.0"/>
          <table:table-cell office:value-type="float" office:value="457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4.81541"/>
          <table:table-cell office:value-type="float" office:value="4.407"/>
          <table:table-cell office:value-type="float" office:value="1.6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58.0"/>
          <table:table-cell office:value-type="float" office:value="42175.0"/>
          <table:table-cell office:value-type="float" office:value="338155.0"/>
          <table:table-cell office:value-type="float" office:value="1305871.0"/>
          <table:table-cell office:value-type="float" office:value="28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497.0"/>
          <table:table-cell office:value-type="float" office:value="640166.0"/>
          <table:table-cell office:value-type="float" office:value="559114.0"/>
          <table:table-cell office:value-type="float" office:value="405266.0"/>
          <table:table-cell office:value-type="float" office:value="369839.0"/>
          <table:table-cell office:value-type="float" office:value="74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0939"/>
          <table:table-cell office:value-type="float" office:value="1.0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9642.0"/>
          <table:table-cell office:value-type="float" office:value="81686.0"/>
          <table:table-cell office:value-type="float" office:value="282833.0"/>
          <table:table-cell office:value-type="float" office:value="148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1.11677"/>
          <table:table-cell office:value-type="float" office:value="0.8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78.0"/>
          <table:table-cell office:value-type="float" office:value="81686.0"/>
          <table:table-cell office:value-type="float" office:value="282833.0"/>
          <table:table-cell office:value-type="float" office:value="149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727936"/>
          <table:table-cell office:value-type="float" office:value="0.4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.0"/>
          <table:table-cell office:value-type="float" office:value="50493.0"/>
          <table:table-cell office:value-type="float" office:value="181851.0"/>
          <table:table-cell office:value-type="float" office:value="117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992.0"/>
          <table:table-cell office:value-type="float" office:value="107636.0"/>
          <table:table-cell office:value-type="float" office:value="70681.0"/>
          <table:table-cell office:value-type="float" office:value="68715.0"/>
          <table:table-cell office:value-type="float" office:value="58465.0"/>
          <table:table-cell office:value-type="float" office:value="148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79776"/>
          <table:table-cell office:value-type="float" office:value="3.477"/>
          <table:table-cell office:value-type="float" office:value="2.61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8853.0"/>
          <table:table-cell office:value-type="float" office:value="84672.0"/>
          <table:table-cell office:value-type="float" office:value="81686.0"/>
          <table:table-cell office:value-type="float" office:value="282833.0"/>
          <table:table-cell office:value-type="float" office:value="1491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1.21602"/>
          <table:table-cell office:value-type="float" office:value="0.9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56.0"/>
          <table:table-cell office:value-type="float" office:value="81686.0"/>
          <table:table-cell office:value-type="float" office:value="282833.0"/>
          <table:table-cell office:value-type="float" office:value="148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673056"/>
          <table:table-cell office:value-type="float" office:value="0.4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98.0"/>
          <table:table-cell office:value-type="float" office:value="50493.0"/>
          <table:table-cell office:value-type="float" office:value="181851.0"/>
          <table:table-cell office:value-type="float" office:value="118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992.0"/>
          <table:table-cell office:value-type="float" office:value="107636.0"/>
          <table:table-cell office:value-type="float" office:value="70681.0"/>
          <table:table-cell office:value-type="float" office:value="68715.0"/>
          <table:table-cell office:value-type="float" office:value="58465.0"/>
          <table:table-cell office:value-type="float" office:value="148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23676"/>
          <table:table-cell office:value-type="float" office:value="0.89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1768.0"/>
          <table:table-cell office:value-type="float" office:value="81686.0"/>
          <table:table-cell office:value-type="float" office:value="282833.0"/>
          <table:table-cell office:value-type="float" office:value="1491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979272"/>
          <table:table-cell office:value-type="float" office:value="0.7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81686.0"/>
          <table:table-cell office:value-type="float" office:value="282833.0"/>
          <table:table-cell office:value-type="float" office:value="150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723717"/>
          <table:table-cell office:value-type="float" office:value="0.4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17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992.0"/>
          <table:table-cell office:value-type="float" office:value="107636.0"/>
          <table:table-cell office:value-type="float" office:value="70681.0"/>
          <table:table-cell office:value-type="float" office:value="68715.0"/>
          <table:table-cell office:value-type="float" office:value="58465.0"/>
          <table:table-cell office:value-type="float" office:value="148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19848"/>
          <table:table-cell office:value-type="float" office:value="0.94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81686.0"/>
          <table:table-cell office:value-type="float" office:value="282833.0"/>
          <table:table-cell office:value-type="float" office:value="149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942467"/>
          <table:table-cell office:value-type="float" office:value="0.6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.0"/>
          <table:table-cell office:value-type="float" office:value="81686.0"/>
          <table:table-cell office:value-type="float" office:value="282833.0"/>
          <table:table-cell office:value-type="float" office:value="147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692008"/>
          <table:table-cell office:value-type="float" office:value="0.46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50493.0"/>
          <table:table-cell office:value-type="float" office:value="181851.0"/>
          <table:table-cell office:value-type="float" office:value="118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992.0"/>
          <table:table-cell office:value-type="float" office:value="107636.0"/>
          <table:table-cell office:value-type="float" office:value="70681.0"/>
          <table:table-cell office:value-type="float" office:value="68715.0"/>
          <table:table-cell office:value-type="float" office:value="58465.0"/>
          <table:table-cell office:value-type="float" office:value="148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11696"/>
          <table:table-cell office:value-type="float" office:value="0.8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81686.0"/>
          <table:table-cell office:value-type="float" office:value="282833.0"/>
          <table:table-cell office:value-type="float" office:value="147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1.18943"/>
          <table:table-cell office:value-type="float" office:value="0.8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780.0"/>
          <table:table-cell office:value-type="float" office:value="81686.0"/>
          <table:table-cell office:value-type="float" office:value="282833.0"/>
          <table:table-cell office:value-type="float" office:value="147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641612"/>
          <table:table-cell office:value-type="float" office:value="0.3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18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992.0"/>
          <table:table-cell office:value-type="float" office:value="107636.0"/>
          <table:table-cell office:value-type="float" office:value="70681.0"/>
          <table:table-cell office:value-type="float" office:value="68715.0"/>
          <table:table-cell office:value-type="float" office:value="58465.0"/>
          <table:table-cell office:value-type="float" office:value="148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